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2">
      <style:paragraph-properties fo:margin-left="0cm" fo:margin-right="0cm" fo:text-indent="0cm" style:auto-text-indent="false"/>
    </style:style>
    <style:style style:name="P4" style:family="paragraph" style:parent-style-name="List_20_Paragraph" style:list-style-name="WWNum2">
      <style:paragraph-properties fo:margin-left="0cm" fo:margin-right="0cm" fo:text-indent="0cm" style:auto-text-indent="false"/>
      <style:text-properties officeooo:rsid="00094748" officeooo:paragraph-rsid="00094748"/>
    </style:style>
    <style:style style:name="P5" style:family="paragraph" style:parent-style-name="List_20_Paragraph" style:list-style-name="WWNum1">
      <style:paragraph-properties fo:margin-left="0cm" fo:margin-right="0cm" fo:text-indent="0cm" style:auto-text-indent="false"/>
      <style:text-properties fo:color="#c9211e" loext:opacity="100%" officeooo:rsid="00094748" officeooo:paragraph-rsid="00094748"/>
    </style:style>
    <style:style style:name="P6" style:family="paragraph" style:parent-style-name="Standard">
      <style:text-properties officeooo:rsid="00094748" officeooo:paragraph-rsid="00094748"/>
    </style:style>
    <style:style style:name="P7" style:family="paragraph" style:parent-style-name="Standard">
      <style:text-properties officeooo:paragraph-rsid="00094748"/>
    </style:style>
    <style:style style:name="P8" style:family="paragraph" style:parent-style-name="Title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style:text-position="super 58%"/>
    </style:style>
    <style:style style:name="T2" style:family="text">
      <style:text-properties style:font-name-complex="Calibri1"/>
    </style:style>
    <style:style style:name="T3" style:family="text">
      <style:text-properties style:text-position="sub 58%"/>
    </style:style>
    <style:style style:name="T4" style:family="text">
      <style:text-properties officeooo:rsid="00094748"/>
    </style:style>
    <style:style style:name="T5" style:family="text">
      <style:text-properties fo:color="#c9211e" loext:opacity="100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pgaver – metallernes spændingsrække</text:p>
      <text:h text:style-name="Heading_20_1" text:outline-level="1">Opgave 1</text:h>
      <text:list xml:id="list3210532920" text:style-name="WWNum1">
        <text:list-item>
          <text:p text:style-name="P1">Hvad forstår man ved et metals korrosion? Søg på nettet.<text:span text:style-name="T5"/></text:p>
          <text:p text:style-name="P5">Når et metal reagere med et andet stof.</text:p>
        </text:list-item>
      </text:list>
      <text:p text:style-name="Standard">Kontakt mellem to metaller kan forøge korrosionen af det ene metal. Jerns korrosion forøges ved kontakt med kobber, da jern lettere oxideres end kobber. </text:p>
      <text:list xml:id="list142939023174964" text:continue-numbering="true" text:style-name="WWNum1">
        <text:list-item>
          <text:p text:style-name="P1">Forklar ved brug af metallernes spændingsrække, hvorfor jern lettere oxideres end kobber.</text:p>
          <text:p text:style-name="P5">Fordi jern er længere til venste i spændingsrækken, så den er mere villig til at afgive elektroner.</text:p>
        </text:list-item>
      </text:list>
      <text:p text:style-name="Standard">Jerns korrosion ved kontakt med kobber kan vises i reaktionsskemaet:</text:p>
      <text:p text:style-name="Standard"><text:tab/>Fe <text:s text:c="2"/>+ <text:s text:c="3"/>Cu<text:span text:style-name="T1">2+</text:span> <text:s text:c="2"/><text:span text:style-name="T2">→</text:span> <text:s/>Fe<text:span text:style-name="T1">2+</text:span> <text:s text:c="2"/>+ <text:s text:c="2"/>Cu</text:p>
      <text:list xml:id="list142937837349538" text:continue-numbering="true" text:style-name="WWNum1">
        <text:list-item>
          <text:p text:style-name="P1">Hvilket stof har afgivet elektroner?</text:p>
          <text:p text:style-name="P5">Jern, da jern er venstre for kobber i spændingsrækken</text:p>
        </text:list-item>
        <text:list-item>
          <text:p text:style-name="P1">Hvilket stof er blevet oxideret, og hvilket er blevet reduceret?</text:p>
          <text:p text:style-name="P5">Jern er oxideret, kobber er reduceret.</text:p>
        </text:list-item>
      </text:list>
      <text:p text:style-name="Standard">Vi kan ud fra spændingsrækken vurdere, hvilket metal, der evt. vil korrodere, men vi kan ikke med sikkerhed sige, om det vil ske, da andre faktorer spiller ind.</text:p>
      <text:list xml:id="list142938030791156" text:continue-numbering="true" text:style-name="WWNum1">
        <text:list-item>
          <text:p text:style-name="P1">Hvilke andre faktorer har betydning ved et metals korrosion? Søg på nettet.</text:p>
          <text:p text:style-name="P5">Hvilke stoffer der er i nærheden.</text:p>
        </text:list-item>
      </text:list>
      <text:h text:style-name="Heading_20_1" text:outline-level="1">Opgave 2</text:h>
      <text:p text:style-name="Standard">Sølvtøj mister over tid sin blanke overflade, da der dannes en overflade af sølvsulfid, Ag<text:span text:style-name="T3">2</text:span>S.</text:p>
      <text:list xml:id="list3150285934" text:style-name="WWNum2">
        <text:list-item>
          <text:p text:style-name="P2">Hvilke ioner består sølvsulfid af, og hvilken ladning har de?</text:p>
          <text:p text:style-name="P3"><draw:frame draw:style-name="fr1" draw:name="Object1" text:anchor-type="as-char" svg:y="-0.437cm" svg:width="0.684cm" svg:height="0.529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og </text:span><text:span text:style-name="T4"><draw:frame draw:style-name="fr1" draw:name="Object2" text:anchor-type="as-char" svg:y="-0.437cm" svg:width="0.436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p text:style-name="Standard">En metode til at gøre sølvtøjet blankt igen er, at anvende alufolie, varmt vand og salt. Alufolien er med til at gendanne rent sølv ud fra sølv-ionerne.</text:p>
      <text:list xml:id="list142938179653682" text:continue-numbering="true" text:style-name="WWNum2">
        <text:list-item>
          <text:p text:style-name="P2">Hvad består alufolie af?</text:p>
          <text:p text:style-name="P3"><draw:frame draw:style-name="fr1" draw:name="Object3" text:anchor-type="as-char" svg:y="-0.377cm" svg:width="0.432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">Opskriv reaktionsskemaet for gendannelse af sølv ved hjælp af alufolien.</text:p>
          <text:p text:style-name="P3"><draw:frame draw:style-name="fr1" draw:name="Object5" text:anchor-type="as-char" svg:y="-0.437cm" svg:width="5.11cm" svg:height="0.593cm" draw:z-index="3"><draw:object xlink:href="./Object 5" xlink:type="simple" xlink:show="embed" xlink:actuate="onLoad"/><draw:image xlink:href="./ObjectReplacements/Object 5" xlink:type="simple" xlink:show="embed" xlink:actuate="onLoad"/></draw:frame></text:p>
          <text:p text:style-name="P4"><draw:frame draw:style-name="fr1" draw:name="Object4" text:anchor-type="as-char" svg:y="-0.437cm" svg:width="6.613cm" svg:height="0.559cm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">Hvilket stof er blevet oxideret, og hvilket er blevet reduceret?</text:p>
          <text:p text:style-name="P4">Alu bliver oxideret, sølv reduceret.</text:p>
        </text:list-item>
        <text:list-item>
          <text:p text:style-name="P2">Giv et bud på, hvorfor metoden også inkluderer varmt vand og salt.</text:p>
          <text:p text:style-name="P4"><text:soft-page-break/>Sulfiden skal skilles fra sølvet, og det har sikkert noget med saltet og det varme vand at gøre.</text:p>
        </text:list-item>
      </text:list>
      <text:h text:style-name="Heading_20_1" text:outline-level="1">Opgave 3</text:h>
      <text:p text:style-name="Standard">Man kan rustbeskytte jern ved at overtrække det med zink. Forklar hvorfor.</text:p>
      <text:p text:style-name="P6">Zinken bindere hårdere til oxygen end jern</text:p>
      <text:p text:style-name="P6">Oxidering: <draw:frame draw:style-name="fr1" draw:name="Object6" text:anchor-type="as-char" svg:y="-0.437cm" svg:width="2.723cm" svg:height="0.52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Reduktion: <draw:frame draw:style-name="fr1" draw:name="Object7" text:anchor-type="as-char" svg:y="-0.437cm" svg:width="2.753cm" svg:height="0.52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el_20_Tegn" style:class="chapter">
      <style:paragraph-properties fo:margin-top="0cm" fo:margin-bottom="0cm" style:contextual-spacing="true" fo:line-height="100%"/>
      <style:text-properties style:font-name="Calibri Light" fo:font-family="'Calibri Light'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Titel_20_Tegn" style:display-name="Titel Tegn" style:family="text" style:parent-style-name="Default_20_Paragraph_20_Font" loext:linked-style-name="Title">
      <style:text-properties style:font-name="Calibri Light" fo:font-family="'Calibri Light'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Overskrift_20_1_20_Tegn" style:display-name="Overskrift 1 Tegn" style:family="text" style:parent-style-name="Default_20_Paragraph_20_Font" loext:linked-style-name="Heading_20_1">
      <style:text-properties fo:color="#2f5496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te Danielsen</meta:initial-creator>
    <meta:editing-cycles>3</meta:editing-cycles>
    <meta:creation-date>2023-04-12T06:53:00</meta:creation-date>
    <dc:date>2023-04-12T14:29:37.229051649</dc:date>
    <meta:editing-duration>PT37M18S</meta:editing-duration>
    <meta:generator>LibreOffice/7.5.2.2$Linux_X86_64 LibreOffice_project/50$Build-2</meta:generator>
    <meta:document-statistic meta:table-count="0" meta:image-count="0" meta:object-count="7" meta:page-count="2" meta:paragraph-count="35" meta:word-count="318" meta:character-count="1888" meta:non-whitespace-character-count="1594"/>
    <meta:user-defined meta:name="AppVersion">16.0000</meta:user-defined>
    <meta:user-defined meta:name="Company">Mercantec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p>
      <mi mathvariant="italic">Ag</mi>
      <mrow>
        <mo stretchy="false">+</mo>
        <mrow/>
      </mrow>
    </msup>
    <annotation encoding="StarMath 5.0">Ag^+{}</annotation>
  </semantics>
</math>
</file>

<file path=Object 2/content.xml><?xml version="1.0" encoding="utf-8"?>
<math xmlns="http://www.w3.org/1998/Math/MathML" display="block">
  <semantics>
    <msup>
      <mi>S</mi>
      <mrow>
        <mo stretchy="false">−</mo>
        <mrow/>
      </mrow>
    </msup>
    <annotation encoding="StarMath 5.0">S^-{}</annotation>
  </semantics>
</math>
</file>

<file path=Object 3/content.xml><?xml version="1.0" encoding="utf-8"?>
<math xmlns="http://www.w3.org/1998/Math/MathML" display="block">
  <semantics>
    <mi mathvariant="italic">Al</mi>
    <annotation encoding="StarMath 5.0">Al</annotation>
  </semantics>
</math>
</file>

<file path=Object 4/content.xml><?xml version="1.0" encoding="utf-8"?>
<math xmlns="http://www.w3.org/1998/Math/MathML" display="block">
  <semantics>
    <mrow>
      <mi mathvariant="italic">Al</mi>
      <mrow>
        <mrow>
          <mo fence="true" form="prefix" stretchy="false">(</mo>
          <mrow>
            <mi>s</mi>
          </mrow>
          <mo fence="true" form="postfix" stretchy="false">)</mo>
        </mrow>
        <mo stretchy="false">+</mo>
        <mn>3</mn>
      </mrow>
      <msup>
        <mi mathvariant="italic">Ag</mi>
        <mrow>
          <mo stretchy="false">+</mo>
          <mrow/>
        </mrow>
      </msup>
      <mrow>
        <mo fence="true" form="prefix" stretchy="false">(</mo>
        <mrow>
          <mi mathvariant="italic">aq</mi>
        </mrow>
        <mo fence="true" form="postfix" stretchy="false">)</mo>
      </mrow>
      <mo stretchy="false">→</mo>
      <mrow>
        <msup>
          <mi mathvariant="italic">Al</mi>
          <mn>3</mn>
        </msup>
        <mo stretchy="false">+</mo>
        <mrow/>
      </mrow>
      <mrow>
        <mrow>
          <mo fence="true" form="prefix" stretchy="false">(</mo>
          <mrow>
            <mi mathvariant="italic">aq</mi>
          </mrow>
          <mo fence="true" form="postfix" stretchy="false">)</mo>
        </mrow>
        <mo stretchy="false">+</mo>
        <mn>3</mn>
      </mrow>
      <mi mathvariant="italic">Ag</mi>
      <mrow>
        <mo fence="true" form="prefix" stretchy="false">(</mo>
        <mrow>
          <mi>s</mi>
        </mrow>
        <mo fence="true" form="postfix" stretchy="false">)</mo>
      </mrow>
    </mrow>
    <annotation encoding="StarMath 5.0">Al (s) + 3 Ag^+{} (aq) -&gt; Al^3+{} (aq) + 3 Ag (s)</annotation>
  </semantics>
</math>
</file>

<file path=Object 5/content.xml><?xml version="1.0" encoding="utf-8"?>
<math xmlns="http://www.w3.org/1998/Math/MathML" display="block">
  <semantics>
    <mrow>
      <mn>2</mn>
      <mrow>
        <mi mathvariant="italic">Al</mi>
        <mo stretchy="false">+</mo>
        <mn>6</mn>
      </mrow>
      <msup>
        <mi>H</mi>
        <mrow>
          <mo stretchy="false">+</mo>
          <mrow/>
        </mrow>
      </msup>
      <mo stretchy="false">→</mo>
      <mn>2</mn>
      <mi mathvariant="italic">Al</mi>
      <msup>
        <mn>3</mn>
        <mrow>
          <mo stretchy="false">+</mo>
          <mrow/>
        </mrow>
      </msup>
      <mrow>
        <mrow>
          <mo fence="true" form="prefix" stretchy="false">(</mo>
          <mrow>
            <mi mathvariant="italic">aq</mi>
          </mrow>
          <mo fence="true" form="postfix" stretchy="false">)</mo>
        </mrow>
        <mo stretchy="false">+</mo>
        <mn>3</mn>
      </mrow>
      <msub>
        <mi>H</mi>
        <mn>2</mn>
      </msub>
    </mrow>
    <annotation encoding="StarMath 5.0">2 Al + 6 H ^+{} -&gt; 2 Al 3^+{} (aq) + 3 H_2</annotation>
  </semantics>
</math>
</file>

<file path=Object 6/content.xml><?xml version="1.0" encoding="utf-8"?>
<math xmlns="http://www.w3.org/1998/Math/MathML" display="block">
  <semantics>
    <mrow>
      <mi mathvariant="italic">Zn</mi>
      <mo stretchy="false">→</mo>
      <mrow>
        <msup>
          <mi mathvariant="italic">Zn</mi>
          <mrow>
            <mn>2</mn>
            <mo stretchy="false">+</mo>
            <mrow/>
          </mrow>
        </msup>
        <mo stretchy="false">+</mo>
        <mn>2</mn>
      </mrow>
      <msup>
        <mi>e</mi>
        <mrow>
          <mn>2</mn>
          <mo stretchy="false">−</mo>
          <mrow/>
        </mrow>
      </msup>
    </mrow>
    <annotation encoding="StarMath 5.0">Zn -&gt; Zn^{2+{}} + 2e^{2-{}}</annotation>
  </semantics>
</math>
</file>

<file path=Object 7/content.xml><?xml version="1.0" encoding="utf-8"?>
<math xmlns="http://www.w3.org/1998/Math/MathML" display="block">
  <semantics>
    <mrow>
      <mrow>
        <msup>
          <mi mathvariant="italic">Fe</mi>
          <mrow>
            <mn>2</mn>
            <mo stretchy="false">+</mo>
            <mrow/>
          </mrow>
        </msup>
        <mo stretchy="false">+</mo>
        <mn>2</mn>
      </mrow>
      <msup>
        <mi>e</mi>
        <mrow>
          <mn>2</mn>
          <mo stretchy="false">−</mo>
          <mrow/>
        </mrow>
      </msup>
      <mo stretchy="false">→</mo>
      <mi mathvariant="italic">Fe</mi>
    </mrow>
    <annotation encoding="StarMath 5.0">Fe^{2+{}} + 2e^{2-{}} -&gt; Fe</annotation>
  </semantics>
</math>
</file>